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adcf7" draw:fill-color="#aadcf7" draw:textarea-horizontal-align="justify" draw:textarea-vertical-align="middle" draw:auto-grow-height="false" fo:min-height="8.75cm" fo:min-width="5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64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3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3cm"/>
    </style:style>
    <style:style style:name="gr5" style:family="graphic" style:parent-style-name="objectwithoutfill">
      <style:graphic-properties svg:stroke-width="0.106cm" svg:stroke-color="#106802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6" style:family="graphic" style:parent-style-name="objectwithoutfill">
      <style:graphic-properties svg:stroke-width="0.035cm" svg:stroke-color="#106802" draw:marker-start-width="0.253cm" draw:marker-end="Arrow" draw:marker-end-width="0.353cm" draw:fill="none" draw:textarea-vertical-align="middle" fo:padding-top="0.143cm" fo:padding-bottom="0.143cm" fo:padding-left="0.268cm" fo:padding-right="0.26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725cm"/>
    </style:style>
    <style:style style:name="gr8" style:family="graphic" style:parent-style-name="standard">
      <style:graphic-properties svg:stroke-color="#aadcf7" draw:fill-color="#aadcf7" draw:textarea-horizontal-align="justify" draw:textarea-vertical-align="middle" draw:auto-grow-height="false" fo:min-height="1.75cm" fo:min-width="3.2cm"/>
    </style:style>
    <style:style style:name="gr9" style:family="graphic" style:parent-style-name="objectwithoutfill">
      <style:graphic-properties svg:stroke-color="#106802"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3cm" svg:stroke-color="#106802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808cm"/>
    </style:style>
    <style:style style:name="gr12" style:family="graphic" style:parent-style-name="standard">
      <style:graphic-properties svg:stroke-color="#aadcf7" draw:fill-color="#aadcf7" draw:textarea-horizontal-align="justify" draw:textarea-vertical-align="middle" draw:auto-grow-height="false" fo:min-height="2.35cm" fo:min-width="1.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23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351cm"/>
    </style:style>
    <style:style style:name="gr1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7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777cm"/>
    </style:style>
    <style:style style:name="gr19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6cm" svg:height="9cm" svg:x="13.2cm" svg:y="2cm">
          <draw:glue-point draw:id="4" svg:x="-5.001cm" svg:y="-3.888cm"/>
          <draw:glue-point draw:id="5" svg:x="-5.001cm" svg:y="0cm"/>
          <draw:glue-point draw:id="6" svg:x="-5.001cm" svg:y="3.888cm"/>
          <draw:glue-point draw:id="7" svg:x="5.001cm" svg:y="-1.666cm"/>
          <draw:glue-point draw:id="8" svg:x="5.001cm" svg:y="2.777cm"/>
          <text:p text:style-name="P1">RAM</text:p>
          <draw:enhanced-geometry svg:viewBox="0 0 21600 21600" draw:type="rectangle" draw:enhanced-path="M 0 0 L 21600 0 21600 21600 0 21600 0 0 Z N"/>
        </draw:custom-shape>
        <draw:frame draw:style-name="gr2" draw:text-style-name="P3" xml:id="id1" draw:id="id1" draw:layer="layout" svg:width="3.148cm" svg:height="0.962cm" svg:x="1.7cm" svg:y="2.52cm">
          <draw:text-box>
            <text:p>x [nb-1:0]</text:p>
          </draw:text-box>
        </draw:frame>
        <draw:frame draw:style-name="gr3" draw:text-style-name="P3" xml:id="id6" draw:id="id6" draw:layer="layout" svg:width="1.84cm" svg:height="0.962cm" svg:x="2.4cm" svg:y="6.02cm">
          <draw:text-box>
            <text:p>x_wr</text:p>
          </draw:text-box>
        </draw:frame>
        <draw:frame draw:style-name="gr4" draw:text-style-name="P3" xml:id="id7" draw:id="id7" draw:layer="layout" svg:width="2.403cm" svg:height="0.962cm" svg:x="1.7cm" svg:y="13.52cm">
          <draw:text-box>
            <text:p>x_wclk</text:p>
          </draw:text-box>
        </draw:frame>
        <draw:connector draw:style-name="gr5" draw:text-style-name="P4" draw:layer="layout" svg:x1="4.848cm" svg:y1="3.001cm" svg:x2="13.2cm" svg:y2="3.001cm" draw:start-shape="id1" draw:start-glue-point="1" draw:end-shape="id2" draw:end-glue-point="4" svg:d="M4848 3001h8352" svg:viewBox="0 0 8353 1">
          <text:p/>
        </draw:connector>
        <draw:connector draw:style-name="gr6" draw:text-style-name="P4" draw:layer="layout" svg:x1="7.25cm" svg:y1="6.501cm" svg:x2="13.2cm" svg:y2="6.5cm" draw:start-shape="id3" draw:start-glue-point="0" draw:end-shape="id2" svg:d="M7250 6501h3063v-1h2887" svg:viewBox="0 0 5951 2">
          <text:p/>
        </draw:connector>
        <draw:frame draw:style-name="gr7" draw:text-style-name="P5" draw:layer="layout" svg:width="2.225cm" svg:height="0.962cm" svg:x="11.2cm" svg:y="5.5cm">
          <draw:text-box>
            <text:p><text:span text:style-name="T1">wr_en</text:span></text:p>
          </draw:text-box>
        </draw:frame>
        <draw:custom-shape draw:style-name="gr8" draw:text-style-name="P2" xml:id="id4" draw:id="id4" draw:layer="layout" svg:width="3.7cm" svg:height="2cm" svg:x="5.4cm" svg:y="13cm">
          <text:p text:style-name="P1">Posedge</text:p>
          <text:p text:style-name="P1"><text:s/>Detector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3.7cm" svg:height="2cm" svg:x="5.4cm" svg:y="9cm">
          <text:p text:style-name="P1">x_waddr</text:p>
          <text:p text:style-name="P1">counter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7.25cm" svg:y1="13cm" svg:x2="7.25cm" svg:y2="11cm" draw:start-shape="id4" draw:start-glue-point="0" draw:end-shape="id5" draw:end-glue-point="2" svg:d="M7250 13000v-2000" svg:viewBox="0 0 1 2001">
          <text:p/>
        </draw:connector>
        <draw:connector draw:style-name="gr6" draw:text-style-name="P4" xml:id="id3" draw:id="id3" draw:layer="layout" svg:x1="4.24cm" svg:y1="6.501cm" svg:x2="7.25cm" svg:y2="9cm" draw:start-shape="id6" draw:start-glue-point="1" draw:end-shape="id5" draw:end-glue-point="0" svg:d="M4240 6501h3010v2499" svg:viewBox="0 0 3011 2500">
          <text:p/>
        </draw:connector>
        <draw:connector draw:style-name="gr9" draw:text-style-name="P4" draw:layer="layout" svg:x1="4.103cm" svg:y1="14.001cm" svg:x2="5.4cm" svg:y2="14cm" draw:start-shape="id7" draw:start-glue-point="1" draw:end-shape="id4" draw:end-glue-point="3" svg:d="M4103 14001h648v-1h649" svg:viewBox="0 0 1298 2">
          <text:p/>
        </draw:connector>
        <draw:connector draw:style-name="gr10" draw:text-style-name="P4" draw:layer="layout" svg:x1="9.1cm" svg:y1="10cm" svg:x2="13.2cm" svg:y2="9.999cm" draw:start-shape="id5" draw:start-glue-point="1" draw:end-shape="id2" draw:end-glue-point="6" svg:d="M9100 10000h2050v-1h2050" svg:viewBox="0 0 4101 2">
          <text:p/>
        </draw:connector>
        <draw:frame draw:style-name="gr11" draw:text-style-name="P3" draw:layer="layout" svg:width="4.308cm" svg:height="0.962cm" svg:x="9.2cm" svg:y="9cm">
          <draw:text-box>
            <text:p>x_waddr [7:0]</text:p>
          </draw:text-box>
        </draw:frame>
        <draw:custom-shape draw:style-name="gr8" draw:text-style-name="P2" xml:id="id8" draw:id="id8" draw:layer="layout" svg:width="3.7cm" svg:height="2cm" svg:x="5.4cm" svg:y="17cm">
          <text:p text:style-name="P1">x_addr</text:p>
          <text:p text:style-name="P1">counter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7.25cm" svg:y1="15cm" svg:x2="7.25cm" svg:y2="17cm" draw:start-shape="id4" draw:start-glue-point="2" draw:end-shape="id8" draw:end-glue-point="0" svg:d="M7250 15000v2000" svg:viewBox="0 0 1 2001">
          <text:p/>
        </draw:connector>
        <draw:custom-shape draw:style-name="gr12" draw:text-style-name="P2" xml:id="id9" draw:id="id9" draw:layer="layout" svg:width="2.1cm" svg:height="2.6cm" svg:x="14.8cm" svg:y="16.7cm">
          <text:p text:style-name="P1">reg</text:p>
          <draw:enhanced-geometry svg:viewBox="0 0 21600 21600" draw:type="rectangle" draw:enhanced-path="M 0 0 L 21600 0 21600 21600 0 21600 0 0 Z N"/>
        </draw:custom-shape>
        <draw:custom-shape draw:style-name="gr12" draw:text-style-name="P2" xml:id="id10" draw:id="id10" draw:layer="layout" svg:width="2.1cm" svg:height="2.6cm" svg:x="17.8cm" svg:y="16.7cm">
          <text:p text:style-name="P1">reg</text:p>
          <draw:enhanced-geometry svg:viewBox="0 0 21600 21600" draw:type="rectangle" draw:enhanced-path="M 0 0 L 21600 0 21600 21600 0 21600 0 0 Z N"/>
        </draw:custom-shape>
        <draw:connector draw:style-name="gr9" draw:text-style-name="P4" draw:layer="layout" svg:x1="9.1cm" svg:y1="18cm" svg:x2="14.8cm" svg:y2="18cm" draw:start-shape="id8" draw:start-glue-point="1" draw:end-shape="id9" draw:end-glue-point="3" svg:d="M9100 18000h5700" svg:viewBox="0 0 5701 1">
          <text:p/>
        </draw:connector>
        <draw:connector draw:style-name="gr13" draw:text-style-name="P4" draw:layer="layout" svg:x1="16.9cm" svg:y1="18cm" svg:x2="17.8cm" svg:y2="18cm" draw:start-shape="id9" draw:start-glue-point="1" draw:end-shape="id10" draw:end-glue-point="3" svg:d="M16900 18000h900" svg:viewBox="0 0 901 1">
          <text:p/>
        </draw:connector>
        <draw:frame draw:style-name="gr14" draw:text-style-name="P3" xml:id="id11" draw:id="id11" draw:layer="layout" svg:width="4.731cm" svg:height="0.962cm" svg:x="22cm" svg:y="4.52cm">
          <draw:text-box>
            <text:p>s_data [nb-1:0]</text:p>
          </draw:text-box>
        </draw:frame>
        <draw:frame draw:style-name="gr15" draw:text-style-name="P3" xml:id="id12" draw:id="id12" draw:layer="layout" svg:width="3.851cm" svg:height="0.962cm" svg:x="22.1cm" svg:y="8.52cm">
          <draw:text-box>
            <text:p>s_addr [7:0]</text:p>
          </draw:text-box>
        </draw:frame>
        <draw:connector draw:style-name="gr16" draw:text-style-name="P4" draw:layer="layout" svg:x1="19.2cm" svg:y1="5.001cm" svg:x2="22cm" svg:y2="5.001cm" draw:start-shape="id2" draw:start-glue-point="7" draw:end-shape="id11" svg:d="M19200 5001h2800" svg:viewBox="0 0 2801 1">
          <text:p/>
        </draw:connector>
        <draw:connector draw:style-name="gr17" draw:text-style-name="P4" draw:layer="layout" svg:x1="22.1cm" svg:y1="9.001cm" svg:x2="19.2cm" svg:y2="8.999cm" draw:start-shape="id12" draw:start-glue-point="3" draw:end-shape="id2" draw:end-glue-point="8" svg:d="M22100 9001h-1449v-2h-1451" svg:viewBox="0 0 2901 3">
          <text:p/>
        </draw:connector>
        <draw:frame draw:style-name="gr18" draw:text-style-name="P3" xml:id="id13" draw:id="id13" draw:layer="layout" svg:width="5.277cm" svg:height="0.962cm" svg:x="22.1cm" svg:y="17.52cm">
          <draw:text-box>
            <text:p>x_addr [nb+15:0]</text:p>
          </draw:text-box>
        </draw:frame>
        <draw:connector draw:style-name="gr19" draw:text-style-name="P4" draw:layer="layout" svg:x1="19.9cm" svg:y1="18cm" svg:x2="22.1cm" svg:y2="18.001cm" draw:start-shape="id10" draw:start-glue-point="1" draw:end-shape="id13" svg:d="M19900 18000h1101v1h1099" svg:viewBox="0 0 2201 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8T11:44:46.368160578</meta:creation-date>
    <dc:date>2020-01-05T18:50:53.012766936</dc:date>
    <meta:editing-duration>PT3M34S</meta:editing-duration>
    <meta:editing-cycles>2</meta:editing-cycles>
    <meta:generator>LibreOffice/5.2.7.2$Linux_X86_64 LibreOffice_project/20m0$Build-2</meta:generator>
    <meta:document-statistic meta:object-count="26"/>
  </office:meta>
</office:document-meta>
</file>